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paragraph-properties fo:text-align="start" style:justify-single-word="false"/>
    </style:style>
    <style:style style:name="P2" style:family="paragraph" style:parent-style-name="Heading_20_1" style:list-style-name="L1" style:master-page-name="">
      <loext:graphic-properties draw:fill="none"/>
      <style:paragraph-properties fo:margin-left="0.25in" fo:margin-right="0in" fo:margin-top="0.1665in" fo:margin-bottom="0.0835in" style:contextual-spacing="false" fo:text-indent="-0.25in" style:auto-text-indent="false" style:page-number="auto" fo:background-color="transparent" fo:keep-with-next="always" text:number-lines="true" text:line-number="1"/>
      <style:text-properties officeooo:paragraph-rsid="00404ef0"/>
    </style:style>
    <style:style style:name="P3" style:family="paragraph" style:parent-style-name="Heading_20_2" style:master-page-name="">
      <loext:graphic-properties draw:fill="none"/>
      <style:paragraph-properties fo:margin-left="0in" fo:margin-right="0in" fo:margin-top="0.139in" fo:margin-bottom="0.0835in" style:contextual-spacing="false" fo:text-indent="0in" style:auto-text-indent="false" style:page-number="auto" fo:background-color="transparent" fo:keep-with-next="always"/>
    </style:style>
    <style:style style:name="P4" style:family="paragraph" style:parent-style-name="Text_20_body">
      <style:text-properties officeooo:rsid="00259258" officeooo:paragraph-rsid="00259258"/>
    </style:style>
    <style:style style:name="P5" style:family="paragraph" style:parent-style-name="Text_20_body">
      <style:text-properties officeooo:rsid="00259258"/>
    </style:style>
    <style:style style:name="P6" style:family="paragraph" style:parent-style-name="Heading_20_2">
      <style:text-properties officeooo:rsid="0036712a" officeooo:paragraph-rsid="0036712a"/>
    </style:style>
    <style:style style:name="P7" style:family="paragraph" style:parent-style-name="Text_20_body">
      <style:text-properties officeooo:rsid="0036712a" officeooo:paragraph-rsid="0036712a"/>
    </style:style>
    <style:style style:name="P8" style:family="paragraph" style:parent-style-name="Text_20_body">
      <style:text-properties officeooo:rsid="0036712a" officeooo:paragraph-rsid="0045ade5"/>
    </style:style>
    <style:style style:name="P9" style:family="paragraph" style:parent-style-name="Heading_20_2">
      <style:text-properties officeooo:rsid="003767c6" officeooo:paragraph-rsid="003767c6"/>
    </style:style>
    <style:style style:name="P10" style:family="paragraph" style:parent-style-name="Text_20_body">
      <style:text-properties officeooo:paragraph-rsid="00408441"/>
    </style:style>
    <style:style style:name="P11" style:family="paragraph" style:parent-style-name="Heading_20_2">
      <style:text-properties officeooo:rsid="0045ade5" officeooo:paragraph-rsid="0045ade5"/>
    </style:style>
    <style:style style:name="P12" style:family="paragraph" style:parent-style-name="Text_20_body">
      <style:text-properties officeooo:rsid="0046e764" officeooo:paragraph-rsid="0046e764"/>
    </style:style>
    <style:style style:name="P13" style:family="paragraph" style:parent-style-name="Text_20_body">
      <style:text-properties officeooo:paragraph-rsid="00486404"/>
    </style:style>
    <style:style style:name="P14" style:family="paragraph" style:parent-style-name="Heading_20_1" style:list-style-name="L1" style:master-page-name="">
      <style:paragraph-properties fo:margin-left="0.25in" fo:margin-right="0in" fo:text-indent="-0.25in" style:auto-text-indent="false" style:page-number="auto" fo:keep-with-next="always"/>
      <style:text-properties officeooo:paragraph-rsid="00404ef0"/>
    </style:style>
    <style:style style:name="P15" style:family="paragraph" style:parent-style-name="Heading_20_2" style:list-style-name="L1" style:master-page-name="">
      <loext:graphic-properties draw:fill="none"/>
      <style:paragraph-properties fo:margin-left="0in" fo:margin-right="0in" fo:margin-top="0.139in" fo:margin-bottom="0.0835in" style:contextual-spacing="false" fo:text-indent="0in" style:auto-text-indent="false" style:page-number="auto" fo:background-color="transparent" fo:keep-with-next="always"/>
      <style:text-properties officeooo:paragraph-rsid="004459ff"/>
    </style:style>
    <style:style style:name="P16" style:family="paragraph" style:parent-style-name="Text_20_body">
      <style:text-properties officeooo:rsid="00269711" officeooo:paragraph-rsid="004459ff"/>
    </style:style>
    <style:style style:name="P17" style:family="paragraph" style:parent-style-name="Text_20_body" style:list-style-name="L2">
      <style:text-properties officeooo:rsid="00269711" officeooo:paragraph-rsid="004459ff"/>
    </style:style>
    <style:style style:name="P18" style:family="paragraph" style:parent-style-name="Text_20_body" style:list-style-name="L3">
      <style:text-properties officeooo:rsid="00269711" officeooo:paragraph-rsid="004459ff"/>
    </style:style>
    <style:style style:name="P19" style:family="paragraph" style:parent-style-name="Text_20_body">
      <style:text-properties officeooo:rsid="00446d57" officeooo:paragraph-rsid="00446d57" fo:background-color="transparent"/>
    </style:style>
    <style:style style:name="P20" style:family="paragraph" style:parent-style-name="Heading_20_2" style:list-style-name="L1">
      <loext:graphic-properties draw:fill="none"/>
      <style:paragraph-properties fo:margin-left="0in" fo:margin-right="0in" fo:margin-top="0.139in" fo:margin-bottom="0.0835in" style:contextual-spacing="false" fo:text-indent="0in" style:auto-text-indent="false" fo:background-color="transparent"/>
      <style:text-properties officeooo:paragraph-rsid="004459ff"/>
    </style:style>
    <style:style style:name="P21" style:family="paragraph" style:parent-style-name="Text_20_body">
      <style:text-properties officeooo:rsid="00259258" officeooo:paragraph-rsid="0027a93b"/>
    </style:style>
    <style:style style:name="P22" style:family="paragraph" style:parent-style-name="Heading_20_1" style:list-style-name="L1">
      <style:paragraph-properties fo:keep-with-next="always"/>
      <style:text-properties officeooo:paragraph-rsid="003b237f"/>
    </style:style>
    <style:style style:name="P23" style:family="paragraph" style:parent-style-name="Text_20_body">
      <style:text-properties officeooo:paragraph-rsid="003e0352"/>
    </style:style>
    <style:style style:name="P24" style:family="paragraph" style:parent-style-name="Text_20_body" style:list-style-name="L4"/>
    <style:style style:name="P25" style:family="paragraph" style:parent-style-name="Heading_20_3">
      <style:text-properties style:font-name="Calibri Light" officeooo:rsid="00259258" officeooo:paragraph-rsid="00259258"/>
    </style:style>
    <style:style style:name="P26" style:family="paragraph" style:parent-style-name="Text_20_body">
      <style:text-properties style:font-name="Calibri Light" officeooo:rsid="00259258" officeooo:paragraph-rsid="00259258"/>
    </style:style>
    <style:style style:name="P27" style:family="paragraph" style:parent-style-name="Text_20_body" style:list-style-name="L5">
      <style:text-properties officeooo:rsid="00259258"/>
    </style:style>
    <style:style style:name="P28" style:family="paragraph" style:parent-style-name="Horizontal_20_Line">
      <style:paragraph-properties fo:margin-top="0in" fo:margin-bottom="0.0972in" style:contextual-spacing="false" fo:line-height="115%"/>
      <style:text-properties style:font-name="Calibri Light" officeooo:rsid="00259258"/>
    </style:style>
    <style:style style:name="P29" style:family="paragraph" style:parent-style-name="Heading_20_3">
      <style:paragraph-properties fo:margin-top="0in" fo:margin-bottom="0.0972in" style:contextual-spacing="false" fo:line-height="115%"/>
      <style:text-properties style:font-name="Calibri Light" officeooo:rsid="00259258"/>
    </style:style>
    <style:style style:name="P30" style:family="paragraph" style:parent-style-name="Text_20_body" style:list-style-name="L6">
      <style:text-properties officeooo:rsid="00259258"/>
    </style:style>
    <style:style style:name="P31" style:family="paragraph" style:parent-style-name="Heading_20_2">
      <style:text-properties officeooo:rsid="00259258" officeooo:paragraph-rsid="00259258"/>
    </style:style>
    <style:style style:name="P32" style:family="paragraph" style:parent-style-name="Text_20_body" style:list-style-name="L7">
      <style:text-properties officeooo:rsid="00259258"/>
    </style:style>
    <style:style style:name="P33" style:family="paragraph" style:parent-style-name="Text_20_body">
      <style:text-properties officeooo:rsid="00259258" officeooo:paragraph-rsid="00269711"/>
    </style:style>
    <style:style style:name="T1" style:family="text">
      <style:text-properties fo:font-size="24pt" style:font-size-asian="24pt" style:font-size-complex="24pt"/>
    </style:style>
    <style:style style:name="T2" style:family="text">
      <style:text-properties officeooo:rsid="003767c6"/>
    </style:style>
    <style:style style:name="T3" style:family="text">
      <style:text-properties fo:font-weight="bold" style:font-weight-asian="bold" style:font-weight-complex="bold"/>
    </style:style>
    <style:style style:name="T4" style:family="text">
      <style:text-properties officeooo:rsid="00486404"/>
    </style:style>
    <style:style style:name="T5" style:family="text">
      <style:text-properties officeooo:rsid="0046e764"/>
    </style:style>
    <style:style style:name="T6" style:family="text">
      <style:text-properties fo:font-weight="bold" officeooo:rsid="0046e764" style:font-weight-asian="bold" style:font-weight-complex="bold"/>
    </style:style>
    <style:style style:name="T7" style:family="text">
      <style:text-properties officeooo:rsid="001e50b0" style:font-name-asian="Microsoft YaHei" style:font-name-complex="Lucida Sans"/>
    </style:style>
    <style:style style:name="T8" style:family="text">
      <style:text-properties officeooo:rsid="00408441"/>
    </style:style>
    <style:style style:name="T9" style:family="text">
      <style:text-properties fo:background-color="transparent" loext:char-shading-value="0"/>
    </style:style>
    <style:style style:name="T10" style:family="text">
      <style:text-properties officeooo:rsid="00446d57" fo:background-color="transparent" loext:char-shading-value="0"/>
    </style:style>
    <style:style style:name="T11" style:family="text">
      <style:text-properties officeooo:rsid="00451547"/>
    </style:style>
    <style:style style:name="T12" style:family="text">
      <style:text-properties officeooo:rsid="00446d57"/>
    </style:style>
    <style:style style:name="T13" style:family="text">
      <style:text-properties officeooo:rsid="003e0352"/>
    </style:style>
    <style:style style:name="T14" style:family="text">
      <style:text-properties officeooo:rsid="003e0352" fo:background-color="transparent" loext:char-shading-value="0"/>
    </style:style>
    <style:style style:name="T15" style:family="text">
      <style:text-properties fo:font-weight="bold" officeooo:rsid="003c9238" fo:background-color="transparent" loext:char-shading-value="0" style:font-weight-asian="bold" style:font-weight-complex="bold"/>
    </style:style>
    <style:style style:name="T16" style:family="text">
      <style:text-properties officeooo:rsid="003c9238" fo:background-color="transparent" loext:char-shading-value="0"/>
    </style:style>
    <style:style style:name="T17" style:family="text">
      <style:text-properties officeooo:rsid="004a6592"/>
    </style:style>
    <style:style style:name="T18" style:family="text">
      <style:text-properties officeooo:rsid="00500d52"/>
    </style:style>
    <style:style style:name="T19" style:family="text">
      <style:text-properties officeooo:rsid="00269711"/>
    </style:style>
    <style:style style:name="T20" style:family="text">
      <style:text-properties officeooo:rsid="004b5f75"/>
    </style:style>
    <style:style style:name="T21" style:family="text">
      <style:text-properties officeooo:rsid="003767c6" style:font-name-asian="Microsoft YaHei" style:font-name-complex="Lucida Sans"/>
    </style:style>
    <style:style style:name="T22" style:family="text">
      <style:text-properties fo:font-family="'Calibri Light'" style:font-style-name="Regular" style:font-family-generic="swiss" style:font-pitch="variable"/>
    </style:style>
    <style:style style:name="T23" style:family="text">
      <style:text-properties fo:font-variant="normal" fo:text-transform="none" fo:color="#212121" loext:opacity="100%" fo:font-family="'Calibri Light'" style:font-style-name="Regular" style:font-family-generic="swiss" style:font-pitch="variable" fo:font-size="12pt" fo:letter-spacing="normal" fo:font-style="normal" fo:font-weight="normal"/>
    </style:style>
    <style:style style:name="T24" style:family="text">
      <style:text-properties fo:font-variant="normal" fo:text-transform="none" fo:color="#212121" loext:opacity="100%" fo:font-family="'Calibri Light'" style:font-style-name="Regular" style:font-family-generic="swiss" style:font-pitch="variable" fo:font-size="12pt" fo:letter-spacing="normal" fo:font-style="normal" fo:font-weight="bold"/>
    </style:style>
    <style:style style:name="T25" style:family="text">
      <style:text-properties fo:font-variant="normal" fo:text-transform="none" fo:color="#212121" loext:opacity="100%" style:text-line-through-style="none" style:text-line-through-type="none" fo:font-family="'Calibri Light'" style:font-style-name="Regular" style:font-family-generic="swiss" style:font-pitch="variable" fo:font-size="12pt" fo:letter-spacing="normal" fo:font-style="normal" style:text-underline-style="none" fo:font-weight="bold" style:text-blinking="false"/>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ject Proposal</text:span></text:p>
      <text:list xml:id="list4246751017" text:style-name="L1">
        <text:list-item>
          <text:p text:style-name="P2">Problem Formulation</text:p>
        </text:list-item>
      </text:list>
      <text:list text:style-name="Outline">
        <text:list-item>
          <text:list>
            <text:list-item>
              <text:h text:style-name="P3" text:outline-level="2">Overview</text:h>
            </text:list-item>
          </text:list>
        </text:list-item>
      </text:list>
      <text:p text:style-name="P4">Influencer marketing has become an important channel for businesses to promote products and services on social media platforms such as Instagram. However, selecting suitable influencers and evaluating which posts are likely to perform well remains a challenging and uncertain process. Marketing teams <text:span text:style-name="T2">may</text:span> rely on manual inspection of influencer profiles, historical posts, and engagement statistics, which is time-consuming, subjective, and difficult to scale across large numbers of influencers. </text:p>
      <text:p text:style-name="P5">This project aims to address the business problem of <text:span text:style-name="Strong_20_Emphasis">predicting the engagement performance of Instagram posts</text:span> using historical post data. Engagement <text:span text:style-name="T2">here </text:span>is defined as the level of audience interaction a post receives, measured through likes and comments relative to follower count. By predicting engagement performance in advance, businesses can make more informed decisions when selecting influencers and planning marketing campaigns, reducing risk and improving return on investment. </text:p>
      <text:list text:continue-numbering="true" text:style-name="Outline">
        <text:list-item>
          <text:list>
            <text:list-item>
              <text:h text:style-name="P6" text:outline-level="2">Why Deep Learning</text:h>
            </text:list-item>
          </text:list>
        </text:list-item>
      </text:list>
      <text:p text:style-name="P7">The task of predicting the engagement performance of Instagram posts is complex due to the <text:span text:style-name="T3">presence of multiple data modalities, including images, text captions, and structured metadata such as follower counts and posting context</text:span>. Influencer selection is often a subjective and uncertain process that requires manual inspection of historical posts and engagement metrics, making it <text:span text:style-name="T3">time-consuming and difficult to scale</text:span>. </text:p>
      <text:p text:style-name="P8">Deep learning is well suited to this problem because it can automatically learn meaningful representations from unstructured data. <text:span text:style-name="T3">Convolutional Neural Networks (CNNs) can capture visual patterns in post images, while Recurrent Neural Networks (RNNs) can model sequential and semantic patterns in captions</text:span>. By combining these learned features with metadata, deep learning enables a data-driven and scalable approach to predicting engagement, reducing reliance on manual judgment in influencer marketing decisions. </text:p>
      <text:list text:continue-numbering="true" text:style-name="Outline">
        <text:list-item>
          <text:list>
            <text:list-item>
              <text:h text:style-name="P9" text:outline-level="2">Deep Learning Framing</text:h>
            </text:list-item>
          </text:list>
        </text:list-item>
      </text:list>
      <text:p text:style-name="P10">The problem is framed as a <text:span text:style-name="Strong_20_Emphasis">supervised deep learning </text:span><text:span text:style-name="Strong_20_Emphasis"><text:span text:style-name="T2">classification</text:span></text:span><text:span text:style-name="Strong_20_Emphasis"> task</text:span>, where the objective is to predict a <text:span text:style-name="T2">high, medium or low</text:span> engagement rate for each post. The task involves multimodal inputs, including images, text captions, and structured metadata, making it well suited to deep learning approaches that can learn complex, non-linear relationships from heterogeneous data. </text:p>
      <text:list xml:id="list231729764665375" text:continue-numbering="true" text:style-name="Outline">
        <text:list-item>
          <text:list>
            <text:list-item>
              <text:h text:style-name="P11" text:outline-level="2"><text:soft-page-break/>Project <text:span text:style-name="T4">S</text:span>cope and <text:span text:style-name="T4">C</text:span>aveats</text:h>
            </text:list-item>
          </text:list>
        </text:list-item>
      </text:list>
      <text:p text:style-name="P12">To reduce the scope of this project, <text:span text:style-name="T3">video posts are excluded from the analysis</text:span>, even though videos are also a common form of content on Instagram. The role of video content in digital marketing may be better studied using platforms such as TikTok or YouTube, where short-form or long-form video is the primary medium and richer video-specific engagement signals are available.</text:p>
      <text:p text:style-name="P13"><text:span text:style-name="T5">It is also recognised that influencer selection in </text:span><text:span text:style-name="T6">real-world marketing contexts involves additional nuanced factors beyond quantitative metrics such as engagement rate and follower count</text:span><text:span text:style-name="T5">. </text:span>These may include an influencer’s relevance to a brand’s niche,<text:span text:style-name="T5"> </text:span>the nature of their interaction<text:span text:style-name="T5"> with other content or comments, or even </text:span>qualitative aspects such as personal style or perceived authenticity<text:span text:style-name="T5">. </text:span>Such factors are difficult to reliably capture using the available dataset, which primarily consists of images, captions, and post-level metadata. </text:p>
      <text:p text:style-name="P13">Despite these limitations, the proposed model remains valuable as a <text:span text:style-name="Strong_20_Emphasis">decision-support tool</text:span> rather than a fully automated replacement for human judgement. By leveraging historical post performance, the model can help businesses efficiently <text:span text:style-name="Strong_20_Emphasis">narrow down a large pool of potential influencers</text:span> and identify content that is likely to generate strong engagement. </text:p>
      <text:list xml:id="list231730940341271" text:continue-list="list4246751017" text:style-name="L1">
        <text:list-item>
          <text:p text:style-name="P14"><text:span text:style-name="T7">Dataset</text:span> &amp; Research</text:p>
          <text:list>
            <text:list-item text:start-value="1">
              <text:h text:style-name="P15" text:outline-level="2" text:restart-numbering="true" text:start-value="-1">Datase<text:span text:style-name="T8">t</text:span></text:h>
            </text:list-item>
          </text:list>
        </text:list-item>
      </text:list>
      <text:p text:style-name="P16"><text:span text:style-name="T9">This project </text:span><text:span text:style-name="T10">will use</text:span><text:span text:style-name="T9"> a publicly-available ‘Instagram posts’ dataset consisting of </text:span><text:span text:style-name="Strong_20_Emphasis"><text:span text:style-name="T9">1,968 photo posts</text:span></text:span><text:span text:style-name="T9">, totaling </text:span><text:span text:style-name="Strong_20_Emphasis"><text:span text:style-name="T9">5,426 images</text:span></text:span><text:span text:style-name="T9">. Each post includes:</text:span></text:p>
      <text:list text:style-name="L2">
        <text:list-item>
          <text:p text:style-name="P17">One or more image files (<text:span text:style-name="T11">for carousel posts</text:span>)</text:p>
        </text:list-item>
        <text:list-item>
          <text:p text:style-name="P17">A caption text file</text:p>
        </text:list-item>
        <text:list-item>
          <text:p text:style-name="P17">A compressed JSON metadata file containing post-level information</text:p>
        </text:list-item>
      </text:list>
      <text:p text:style-name="P16">From this dataset, the following features <text:span text:style-name="T12">may be</text:span> extracted and used:</text:p>
      <text:list text:style-name="L3">
        <text:list-item>
          <text:p text:style-name="P18">Follower and following counts</text:p>
        </text:list-item>
        <text:list-item>
          <text:p text:style-name="P18">Posting timestamp</text:p>
        </text:list-item>
        <text:list-item>
          <text:p text:style-name="P18">Binary indicators for location presence, carousel posts, and sponsored content</text:p>
        </text:list-item>
        <text:list-item>
          <text:p text:style-name="P18">Image<text:span text:style-name="T13">s</text:span></text:p>
        </text:list-item>
        <text:list-item>
          <text:p text:style-name="P18">Caption text <text:span text:style-name="T11">and hashtags</text:span></text:p>
        </text:list-item>
        <text:list-item>
          <text:p text:style-name="P18">Likes and comments, used to compute engagement rate</text:p>
        </text:list-item>
      </text:list>
      <text:p text:style-name="P16">The dataset is suitable for this project because it contains <text:span text:style-name="Strong_20_Emphasis">real-wor</text:span><text:span text:style-name="Strong_20_Emphasis"><text:span text:style-name="T12">ld Instagram posts</text:span></text:span> with both unstructured (images and text) and structured metadata, directly reflecting the information businesses use when evaluating influencer performance. <text:span text:style-name="T12">However, the posts may not necessarily be from influencers.</text:span></text:p>
      <text:p text:style-name="P16"><text:soft-page-break/><text:span text:style-name="Strong_20_Emphasis"><text:span text:style-name="T9">Dataset </text:span></text:span><text:span text:style-name="Strong_20_Emphasis"><text:span text:style-name="T14">S</text:span></text:span><text:span text:style-name="T15">ource:</text:span><text:span text:style-name="T16"> </text:span><text:a xlink:type="simple" xlink:href="https://www.kaggle.com/datasets/thecoderenroute/instagram-posts-dataset" text:style-name="Internet_20_link" text:visited-style-name="Visited_20_Internet_20_Link"><text:span text:style-name="T16">https://www.kaggle.com/datasets/thecoderenroute/instagram-posts-dataset</text:span></text:a></text:p>
      <text:p text:style-name="P19">Another dataset may be <text:span text:style-name="T17">added on to</text:span> this project if <text:span text:style-name="T18">required</text:span>: <text:a xlink:type="simple" xlink:href="https://sites.google.com/site/sbkimcv/dataset/instagram-influencer-dataset" text:style-name="Internet_20_link" text:visited-style-name="Visited_20_Internet_20_Link"><text:span text:style-name="T19">https://sites.google.com/site/sbkimcv/dataset/instagram-influencer-dataset</text:span></text:a></text:p>
      <text:p text:style-name="P19">This is a large<text:span text:style-name="T20">r</text:span> dataset <text:span text:style-name="T19">contain</text:span>ing<text:span text:style-name="T19"> 33,935 influencers with their 10,180,500 Instagram posts (300 posts per influencer). </text:span>I<text:span text:style-name="T19">t </text:span>also <text:span text:style-name="T19">contains </text:span>the <text:span text:style-name="T19">following information: caption, usertags, hashtags, timestamp, sponsorship, likes, comments, etc, </text:span>making it similar <text:span text:style-name="T11">to the above dataset.</text:span></text:p>
      <text:list text:continue-list="list231730940341271" text:style-name="L1">
        <text:list-item>
          <text:list>
            <text:list-item>
              <text:h text:style-name="P20" text:outline-level="2"><text:span text:style-name="T7">Prior</text:span><text:span text:style-name="T21"> research</text:span></text:h>
            </text:list-item>
          </text:list>
        </text:list-item>
      </text:list>
      <text:p text:style-name="P21">the research part will involve looking for papers or prior work that you can build on or understand from. You can use the metrics from such works as benchmark or for comparison.</text:p>
      <text:p text:style-name="P21">Identifies a specific, high-quality, and accessible dataset with a strong justification and direct reference.</text:p>
      <text:p text:style-name="P21">Cites highly relevant, research and provides an insightful explanation of how it specifically informs the project's design, originality, or evaluation.</text:p>
      <text:p text:style-name="P21"><text:a xlink:type="simple" xlink:href="https://sites.google.com/site/sbkimcv/research?authuser=0#h.p_ID_38" text:style-name="Internet_20_link" text:visited-style-name="Visited_20_Internet_20_Link"><text:span text:style-name="T22">https://sites.google.com/site/sbkimcv/research?authuser=0#h.p_ID_38</text:span></text:a></text:p>
      <text:p text:style-name="Text_20_body"><text:span text:style-name="T23">[Paper] "</text:span><text:span text:style-name="Emphasis"><text:span text:style-name="Strong_20_Emphasis"><text:span text:style-name="T24">InfluencerRank: Discovering Effective Influencers via Graph Convolutional Attentive Recurrent Neural Networks</text:span></text:span></text:span><text:span text:style-name="T23">," (</text:span><text:span text:style-name="Strong_20_Emphasis"><text:span text:style-name="T24">ICWSM'23</text:span></text:span><text:span text:style-name="T23">) </text:span></text:p>
      <text:p text:style-name="Text_20_body"><text:a xlink:type="simple" xlink:href="https://ojs.aaai.org/index.php/ICWSM/article/download/22162/21941" text:style-name="Internet_20_link" text:visited-style-name="Visited_20_Internet_20_Link"><text:span text:style-name="T22">https://ojs.aaai.org/index.php/ICWSM/article/download/22162/21941</text:span></text:a></text:p>
      <text:p text:style-name="Text_20_body"><text:span text:style-name="T23">[Paper] "</text:span><text:a xlink:type="simple" xlink:href="https://www.google.com/url?q=https%3A%2F%2Fdl.acm.org%2Fdoi%2Fabs%2F10.1145%2F3366423.3380052&amp;sa=D&amp;sntz=1&amp;usg=AOvVaw21WgKj2QYRUuSnHo1ZiLDn" office:target-frame-name="_blank" xlink:show="new" text:style-name="Internet_20_link" text:visited-style-name="Visited_20_Internet_20_Link"><text:span text:style-name="Emphasis"><text:span text:style-name="Strong_20_Emphasis"><text:span text:style-name="T25">Multimodal Post Attentive Profiling for Influencer Marketing</text:span></text:span></text:span></text:a><text:span text:style-name="T23">," (</text:span><text:span text:style-name="Strong_20_Emphasis"><text:span text:style-name="T24">WWW</text:span></text:span><text:span text:style-name="T23">'</text:span><text:span text:style-name="Strong_20_Emphasis"><text:span text:style-name="T24">20</text:span></text:span><text:span text:style-name="T23">)</text:span><text:span text:style-name="T22"> </text:span></text:p>
      <text:p text:style-name="Text_20_body"><text:a xlink:type="simple" xlink:href="https://jyunyu.csie.org/docs/pubs/www2020influencer_paper.pdf" text:style-name="Internet_20_link" text:visited-style-name="Visited_20_Internet_20_Link"><text:span text:style-name="T22">https://jyunyu.csie.org/docs/pubs/www2020influencer_paper.pdf</text:span></text:a></text:p>
      <text:p text:style-name="Text_20_body"><text:span text:style-name="Strong_20_Emphasis"><text:span text:style-name="T24">"Multimodal Post Attentive Profiling for Influencer Marketing," </text:span></text:span><text:span text:style-name="T23">Seungbae Kim, Jyun-Yu Jiang, Masaki Nakada, Jinyoung Han and Wei Wang. In </text:span><text:span text:style-name="Emphasis"><text:span text:style-name="T23">Proceedings of The Web Conference (WWW '20)</text:span></text:span><text:span text:style-name="T23">, ACM, 2020.</text:span></text:p>
      <text:p text:style-name="Text_20_body"><text:span text:style-name="Emphasis">@inproceedings{kim2020multimodal,</text:span></text:p>
      <text:p text:style-name="Text_20_body"><text:span text:style-name="Emphasis">title={Multimodal Post Attentive Profiling for Influencer Marketing},</text:span></text:p>
      <text:p text:style-name="Text_20_body"><text:span text:style-name="Emphasis">author={Kim, Seungbae and Jiang, Jyun-Yu and Nakada, Masaki and Han, Jinyoung and Wang, Wei},</text:span></text:p>
      <text:p text:style-name="Text_20_body"><text:span text:style-name="Emphasis">booktitle={Proceedings of The Web Conference 2020},</text:span></text:p>
      <text:p text:style-name="Text_20_body"><text:span text:style-name="Emphasis">pages={2878--2884},</text:span></text:p>
      <text:p text:style-name="Text_20_body"><text:span text:style-name="Emphasis">year={2020}</text:span></text:p>
      <text:p text:style-name="Text_20_body"><text:span text:style-name="Emphasis">}</text:span></text:p>
      <text:p text:style-name="P21"/>
      <text:p text:style-name="P21"/>
      <text:p text:style-name="P21"/>
      <text:list text:continue-numbering="true" text:style-name="L1">
        <text:list-item>
          <text:p text:style-name="P22"><text:soft-page-break/>Method</text:p>
        </text:list-item>
      </text:list>
      <text:p text:style-name="P4">• Method: What deep learning techniques/architectures are you planning to apply?</text:p>
      <text:p text:style-name="P4">Proposes a specific, well-considered architecture.</text:p>
      <text:p text:style-name="P4">Provides a strong, insightful justification that compares this choice against alternatives and explains why it is optimally suited to the problem's specific data or constraints.</text:p>
      <text:list xml:id="list231729672784310" text:continue-list="list231729764665375" text:style-name="Outline">
        <text:list-item>
          <text:list>
            <text:list-item>
              <text:h text:style-name="Heading_20_2" text:outline-level="2">Model architecture</text:h>
            </text:list-item>
          </text:list>
        </text:list-item>
      </text:list>
      <text:p text:style-name="P23">A <text:span text:style-name="Strong_20_Emphasis">multimodal deep learning architecture</text:span> is proposed, combining separate networks for different data modalities:</text:p>
      <text:list text:style-name="L4">
        <text:list-item>
          <text:p text:style-name="P24"><text:span text:style-name="Strong_20_Emphasis">Image Encoder (CNN)</text:span><text:line-break/>A Convolutional Neural Network is used to extract visual features from Instagram post images. CNNs are well suited for this task due to their ability to capture spatial and compositional patterns such as visual style, objects, and layout.</text:p>
        </text:list-item>
        <text:list-item>
          <text:p text:style-name="P24"><text:span text:style-name="Strong_20_Emphasis">Text Encoder (RNN)</text:span><text:line-break/>A Recurrent Neural Network processes the post captions as sequences of words. RNNs are chosen to capture sequential and contextual information in captions, including phrasing, sentiment, and hashtag usage.</text:p>
        </text:list-item>
        <text:list-item>
          <text:p text:style-name="P24"><text:span text:style-name="Strong_20_Emphasis">Metadata Encoder</text:span><text:line-break/>Structured metadata (e.g., follower count, posting time features, post format flags) is processed through fully connected layers.</text:p>
        </text:list-item>
      </text:list>
      <text:p text:style-name="Text_20_body">The outputs of the three components are concatenated and passed through dense layers to produce a final engagement rate prediction.</text:p>
      <text:list text:continue-list="list231729672784310" text:style-name="Outline">
        <text:list-item>
          <text:list>
            <text:list-item>
              <text:h text:style-name="Heading_20_2" text:outline-level="2">Justification of Architecture</text:h>
            </text:list-item>
          </text:list>
        </text:list-item>
      </text:list>
      <text:p text:style-name="Text_20_body">This architecture is chosen because engagement on Instagram is influenced by the <text:span text:style-name="Strong_20_Emphasis">interaction between visual appearance, textual messaging, and posting context</text:span>. CNNs and RNNs are capable of learning representations directly from raw images and text, reducing the need for manual feature engineering. Compared to traditional machine learning approaches, deep learning is better suited to modeling the complex and subjective nature of audience engagement. Compared to using only a single modality, the multimodal approach allows the model to leverage complementary information from images, captions, and metadata.</text:p>
      <text:p text:style-name="Text_20_body"/>
      <text:p text:style-name="Heading_20_1">Experiments &amp; Evaluation Plan</text:p>
      <text:p text:style-name="P4">• Intended experiments: What experiments are you planning to run? How do you plan to evaluate your deep learning models?</text:p>
      <text:p text:style-name="P4"><text:soft-page-break/>Details a comprehensive experimental plan.</text:p>
      <text:p text:style-name="P4">Identifies specific, relevant and insightful suite of evaluation metrics for the DL task with strong and logical justification.</text:p>
      <text:list xml:id="list231729864147302" text:continue-numbering="true" text:style-name="Outline">
        <text:list-item>
          <text:list>
            <text:list-item>
              <text:list>
                <text:list-item>
                  <text:h text:style-name="P25" text:outline-level="3">4.1 Experiments</text:h>
                </text:list-item>
              </text:list>
            </text:list-item>
          </text:list>
        </text:list-item>
      </text:list>
      <text:p text:style-name="P26">To manage project complexity and ensure reliable model development within the given timeframe, the work will be conducted in a <text:span text:style-name="Strong_20_Emphasis">progressive and incremental manner</text:span>. Initial experiments will focus on single-modality models, starting with either image-based prediction using a Convolutional Neural Network (CNN) or text-based prediction using a Recurrent Neural Network (RNN). This allows the contribution of each modality to engagement prediction to be evaluated independently.</text:p>
      <text:p text:style-name="P5">Subsequently, if time and resources permit, the project will extend to a <text:span text:style-name="Strong_20_Emphasis">multimodal architecture</text:span> that combines both CNN- and RNN-derived features. This staged approach enables systematic comparison between unimodal and multimodal models, providing clearer insights into the relative importance of visual and textual information. It also ensures that meaningful results can be obtained even if full multimodal integration is not achieved, while maintaining a clear path toward a more comprehensive solution.</text:p>
      <text:p text:style-name="P26"/>
      <text:p text:style-name="P5">The following experiments are planned:</text:p>
      <text:list text:style-name="L5">
        <text:list-item>
          <text:p text:style-name="P27"><text:span text:style-name="Strong_20_Emphasis">Baseline Model</text:span><text:line-break/>A regression model using only structured metadata (no images or text) to establish a baseline performance.</text:p>
        </text:list-item>
        <text:list-item>
          <text:p text:style-name="P27"><text:span text:style-name="Strong_20_Emphasis">Image-only Model</text:span><text:line-break/>A CNN-based model using image features only.</text:p>
        </text:list-item>
        <text:list-item>
          <text:p text:style-name="P27"><text:span text:style-name="Strong_20_Emphasis">Text-only Model</text:span><text:line-break/>An RNN-based model using caption text only.</text:p>
        </text:list-item>
        <text:list-item>
          <text:p text:style-name="P27"><text:span text:style-name="Strong_20_Emphasis">Multimodal Model</text:span><text:line-break/>A combined CNN + RNN + metadata model.</text:p>
        </text:list-item>
      </text:list>
      <text:p text:style-name="P5">These experiments allow comparison of different data modalities and demonstrate the added value of multimodal deep learning.</text:p>
      <text:p text:style-name="P28"/>
      <text:list xml:id="list231730426654484" text:continue-list="list231729864147302" text:style-name="Outline">
        <text:list-item>
          <text:list>
            <text:list-item>
              <text:list>
                <text:list-item>
                  <text:h text:style-name="P29" text:outline-level="3">4.2 Evaluation Metrics</text:h>
                </text:list-item>
              </text:list>
            </text:list-item>
          </text:list>
        </text:list-item>
      </text:list>
      <text:p text:style-name="P5">The models will be evaluated using the following metrics:</text:p>
      <text:list text:style-name="L6">
        <text:list-item>
          <text:p text:style-name="P30"><text:span text:style-name="Strong_20_Emphasis">Mean Absolute Error (MAE):</text:span> Measures average prediction error in engagement rate and is robust to outliers.</text:p>
        </text:list-item>
        <text:list-item>
          <text:p text:style-name="P30"><text:span text:style-name="Strong_20_Emphasis">Root Mean Squared Error (RMSE):</text:span> Penalizes larger prediction errors more strongly.</text:p>
        </text:list-item>
        <text:list-item>
          <text:p text:style-name="P30"><text:soft-page-break/><text:span text:style-name="Strong_20_Emphasis">R² Score:</text:span> Measures how well the model explains variance in engagement.</text:p>
        </text:list-item>
      </text:list>
      <text:p text:style-name="P5">These metrics are appropriate for regression tasks and provide complementary perspectives on prediction accuracy.</text:p>
      <text:p text:style-name="P4"/>
      <text:p text:style-name="Heading_20_1">Application-based integration</text:p>
      <text:p text:style-name="P4">• Application-based integration - What features are you planning to develop? How do you integrate/deploy your model or services with the application?</text:p>
      <text:list text:continue-list="list231730426654484" text:style-name="Outline">
        <text:list-item>
          <text:list>
            <text:list-item>
              <text:h text:style-name="P31" text:outline-level="2"><text:span text:style-name="Strong_20_Emphasis">5. Application-Based Integration</text:span></text:h>
            </text:list-item>
          </text:list>
        </text:list-item>
      </text:list>
      <text:p text:style-name="P5">The trained model will be integrated into a simple application prototype that allows users to:</text:p>
      <text:list text:style-name="L7">
        <text:list-item>
          <text:p text:style-name="P32">Upload an Instagram image and caption</text:p>
        </text:list-item>
        <text:list-item>
          <text:p text:style-name="P32">Input basic metadata such as follower count and posting time</text:p>
        </text:list-item>
        <text:list-item>
          <text:p text:style-name="P32">Receive a predicted engagement rate</text:p>
        </text:list-item>
      </text:list>
      <text:p text:style-name="P5">The model can be deployed as a backend service (e.g., using a REST API or lightweight web interface), demonstrating how the system could be used by businesses to evaluate influencer content before launching marketing campaigns.</text:p>
      <text:p text:style-name="P4"/>
      <text:p text:style-name="P4"/>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SG"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officeooo:rsid="001e50b0"/>
    </style:style>
    <style:style style:name="Heading" style:family="paragraph" style:parent-style-name="Standard" style:next-style-name="Text_20_body" style:default-outline-level="" style:list-style-name=""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alibri Light" fo:font-family="'Calibri Light'" style:font-family-generic="swiss" style:font-pitch="variable"/>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4pt" style:font-size-asian="12.25pt" style:font-size-complex="14pt"/>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29in" fo:margin-right="0in" fo:text-indent="0in" style:auto-text-indent="false"/>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18pt" fo:font-weight="bold" style:font-size-asian="15.75pt" style:font-weight-asian="bold" style:font-size-complex="18pt" style:font-weight-complex="bold"/>
    </style:style>
    <style:style style:name="Heading_20_1" style:display-name="Heading 1" style:family="paragraph" style:parent-style-name="Heading" style:next-style-name="Text_20_body" style:list-style-name="" style:class="chapter">
      <style:paragraph-properties fo:margin-top="0.1665in" fo:margin-bottom="0.0835in" style:contextual-spacing="false" text:number-lines="true" text:line-number="1"/>
      <style:text-properties style:font-name="Calibri" fo:font-family="Calibri" style:font-family-generic="swiss"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list-style-name="Outline" style:list-level="2" style:class="chapter">
      <loext:graphic-properties draw:fill="none"/>
      <style:paragraph-properties fo:margin-left="0in" fo:margin-right="0in" fo:margin-top="0.139in" fo:margin-bottom="0.0835in" style:contextual-spacing="false" fo:text-indent="0in" style:auto-text-indent="false" fo:background-color="transparent" fo:keep-with-next="always"/>
      <style:text-properties style:font-name="Calibri Light" fo:font-family="'Calibri Light'" style:font-family-generic="swiss" style:font-pitch="variable" fo:font-size="12pt" style:text-underline-style="solid" style:text-underline-width="auto" style:text-underline-color="font-color" fo:font-weight="normal" style:font-size-asian="10.5pt" style:font-weight-asian="normal" style:font-size-complex="12pt" style:font-weight-complex="normal"/>
    </style:style>
    <style:style style:name="Heading_20_3" style:display-name="Heading 3" style:family="paragraph" style:parent-style-name="Heading" style:next-style-name="Text_20_body" style:default-outline-level="3" style:list-style-name="Outline" style:list-level="3" style:class="chapter">
      <style:paragraph-properties fo:margin-top="0.0972in" fo:margin-bottom="0.0835in" style:contextual-spacing="false"/>
      <style:text-properties style:font-name="Calibri" fo:font-family="Calibri" style:font-family-generic="swiss" style:font-pitch="variable" fo:font-size="12pt" fo:font-weight="bold" style:font-size-asian="10.5pt" style:font-weight-asian="bold" style:font-size-complex="12pt" style:font-weight-complex="bold"/>
    </style:style>
    <style:style style:name="Heading_20_4" style:display-name="Heading 4" style:family="paragraph" style:parent-style-name="Heading" style:next-style-name="Text_20_body" style:default-outline-level="4" style:list-style-name="Outline" style:list-level="4" style:class="chapter">
      <style:paragraph-properties fo:margin-top="0.0835in" fo:margin-bottom="0.0835in" style:contextual-spacing="false"/>
      <style:text-properties style:font-name="Calibri" fo:font-family="Calibri" style:font-family-generic="swiss" style:font-pitch="variable" fo:font-size="12pt" fo:font-style="italic" fo:font-weight="normal" style:font-size-asian="10.5pt" style:font-style-asian="italic" style:font-weight-asian="normal" style:font-size-complex="12pt" style:font-style-complex="italic" style:font-weight-complex="normal"/>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1.5752in" fo:margin-right="0in" fo:text-indent="0in" style:auto-text-indent="false"/>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Numbering_20_1" style:display-name="Numbering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 style:display-name="Numbering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 style:display-name="Numbering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 style:family="paragraph">
      <style:paragraph-properties fo:text-align="start" style:justify-single-word="false"/>
      <style:text-properties fo:color="#000000" loext:opacity="100%" style:font-name="Aptos" fo:font-family="Aptos" style:font-family-generic="roman" style:font-pitch="variable" fo:font-size="12pt" style:font-size-asian="12pt"/>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text-properties fo:color="#333333" loext:opacity="100%" officeooo:rsid="00259258" officeooo:paragraph-rsid="0029e7a9"/>
    </style:style>
    <style:style style:name="MT1" style:family="text">
      <style:text-properties officeooo:rsid="0029207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TI123 Generative AI &amp; Deep Learning Project<text:tab/><text:tab/><text:tab/> <text:s text:c="4"/><text:span text:style-name="MT1">Chia Rui Qi, Cherie (8708815V)</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16:28:00</meta:creation-date>
    <dc:title>AllCalibri</dc:title>
    <meta:generator>LibreOffice/25.2.7.2$Windows_X86_64 LibreOffice_project/5cbfd1ab6520636bb5f7b99185aa69bd7456825d</meta:generator>
    <meta:editing-duration>P1DT4H9M29S</meta:editing-duration>
    <meta:editing-cycles>35</meta:editing-cycles>
    <meta:initial-creator>Ching Yuh LEE (NYP)</meta:initial-creator>
    <dc:date>2025-12-18T22:03:17.019710200</dc:date>
    <meta:document-statistic meta:table-count="0" meta:image-count="0" meta:object-count="0" meta:page-count="6" meta:paragraph-count="88" meta:word-count="1576" meta:character-count="11256" meta:non-whitespace-character-count="9790"/>
    <meta:template xlink:type="simple" xlink:actuate="onRequest" xlink:title="AllCalibri" xlink:href="../../../../Users/sugar/AppData/Roaming/LibreOffice/4/user/template/AllCalibri.ott" meta:date="2025-12-16T16:59:43.069756100"/>
  </office:meta>
</office:document-meta>
</file>